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P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text-underline-style="solid" style:text-underline-color="font-color"/>
    </style:style>
    <style:style style:name="T30_2" style:family="text">
      <style:text-properties style:text-underline-style="solid" style:text-underline-color="font-color"/>
    </style:style>
    <style:style style:name="T30_3" style:family="text">
      <style:text-properties style:text-underline-style="solid" style:text-underline-color="font-color"/>
    </style:style>
    <style:style style:name="T30_4" style:family="text">
      <style:text-properties style:text-underline-style="solid" style:text-underline-color="font-color"/>
    </style:style>
    <style:style style:name="T30_5" style:family="text">
      <style:text-properties style:text-underline-style="solid" style:text-underline-color="font-color"/>
    </style:style>
    <style:style style:name="T30_6" style:family="text">
      <style:text-properties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</office:automatic-styles>
  <office:body>
    <office:text>
      <text:p text:style-name="P1"><text:bookmark-start text:name="h.ia13g6a79vnt"/><text:bookmark-end text:name="h.ia13g6a79vnt"/><text:span text:style-name="T1_1">Far</text:span><text:span text:style-name="T1_2"><text:s/></text:span><text:span text:style-name="T1_3">Horizons</text:span><text:span text:style-name="T1_4"><text:s/></text:span><text:span text:style-name="T1_5">Arduino</text:span><text:span text:style-name="T1_6"><text:s/></text:span><text:span text:style-name="T1_7">Library</text:span><text:span text:style-name="T1_8"><text:s/></text:span><text:span text:style-name="T1_9">for</text:span><text:span text:style-name="T1_10"><text:s/></text:span><text:span text:style-name="T1_11">TI</text:span><text:span text:style-name="T1_12"><text:s/></text:span><text:span text:style-name="T1_13">CC</text:span><text:span text:style-name="T1_14">1101</text:span></text:p>
      <text:p text:style-name="P2"/>
      <text:h text:style-name="P3" text:outline-level="10"><text:bookmark-start text:name="h.kjbp3kebagzt"/><text:bookmark-end text:name="h.kjbp3kebagzt"/><text:span text:style-name="T3_1">V</text:span><text:span text:style-name="T3_2"><text:s/>0.1<text:s/></text:span><text:span text:style-name="T3_3">September</text:span><text:span text:style-name="T3_4"><text:s/>23,<text:s/>2013</text:span></text:h>
      <text:p text:style-name="P4"><text:span text:style-name="T4_1">Started</text:span><text:span text:style-name="T4_2"><text:s/></text:span><text:span text:style-name="T4_3">by</text:span><text:span text:style-name="T4_4"><text:s/></text:span><text:span text:style-name="T4_5">Lou</text:span><text:span text:style-name="T4_6"><text:s/></text:span><text:span text:style-name="T4_7">Nigra</text:span></text:p>
      <text:h text:style-name="P5" text:outline-level="10"><text:bookmark-start text:name="h.siozm2awtepx"/><text:bookmark-end text:name="h.siozm2awtepx"/><text:span text:style-name="T5_1">Process</text:span></text:h>
      <text:p text:style-name="P6"><text:span text:style-name="T6_1">1.<text:s/></text:span><text:span text:style-name="T6_2">Start</text:span><text:span text:style-name="T6_3"><text:s/></text:span><text:span text:style-name="T6_4">with</text:span><text:span text:style-name="T6_5"><text:s/></text:span><text:span text:style-name="T6_6">a</text:span><text:span text:style-name="T6_7"><text:s/></text:span><text:span text:style-name="T6_8">copy</text:span><text:span text:style-name="T6_9"><text:s/></text:span><text:span text:style-name="T6_10">of</text:span><text:span text:style-name="T6_11"><text:s/></text:span><text:span text:style-name="T6_12">RADIO</text:span><text:span text:style-name="T6_13"><text:s/></text:span><text:span text:style-name="T6_14">library</text:span><text:span text:style-name="T6_15"><text:s/></text:span><text:span text:style-name="T6_16">folder</text:span><text:span text:style-name="T6_17"><text:s/></text:span><text:span text:style-name="T6_18">provided</text:span><text:span text:style-name="T6_19"><text:s/></text:span><text:span text:style-name="T6_20">by</text:span><text:span text:style-name="T6_21"><text:s/></text:span><text:span text:style-name="T6_22">Bharat</text:span><text:span text:style-name="T6_23"><text:s/></text:span><text:span text:style-name="T6_24">Uddagiri</text:span><text:span text:style-name="T6_25">:</text:span></text:p>
      <text:p text:style-name="P7"/>
      <text:p text:style-name="P8"><text:span text:style-name="T8_1"><text:s text:c="3"/></text:span><text:span text:style-name="T8_2">RADIO</text:span><text:span text:style-name="T8_3"><text:s/></text:span><text:span text:style-name="T8_4">LIBRARY</text:span><text:span text:style-name="T8_5"><text:s/></text:span><text:span text:style-name="T8_6">FOR</text:span><text:span text:style-name="T8_7"><text:s/></text:span><text:span text:style-name="T8_8">TI</text:span><text:span text:style-name="T8_9"><text:s/></text:span><text:span text:style-name="T8_10">RADIO</text:span><text:span text:style-name="T8_11"><text:s/></text:span><text:span text:style-name="T8_12">MODUELS</text:span></text:p>
      <text:p text:style-name="P9"><text:span text:style-name="T9_1"><text:s text:c="3"/></text:span><text:span text:style-name="T9_2">RADIO</text:span><text:span text:style-name="T9_3">_</text:span><text:span text:style-name="T9_4">CC</text:span><text:span text:style-name="T9_5">110</text:span><text:span text:style-name="T9_6">L</text:span><text:span text:style-name="T9_7">.</text:span><text:span text:style-name="T9_8">h</text:span><text:span text:style-name="T9_9"><text:s/>-<text:s/></text:span><text:span text:style-name="T9_10">CC</text:span><text:span text:style-name="T9_11">110</text:span><text:span text:style-name="T9_12">L</text:span><text:span text:style-name="T9_13"><text:s text:c="2"/></text:span><text:span text:style-name="T9_14">module</text:span><text:span text:style-name="T9_15"><text:s/></text:span><text:span text:style-name="T9_16">library</text:span></text:p>
      <text:p text:style-name="P10"><text:span text:style-name="T10_1"><text:tab/><text:s text:c="2"/></text:span><text:span text:style-name="T10_2">Author</text:span><text:span text:style-name="T10_3"><text:s text:c="2"/>:<text:s/></text:span><text:span text:style-name="T10_4">BHARAT</text:span><text:span text:style-name="T10_5"><text:s/></text:span><text:span text:style-name="T10_6">UDDAGIRI</text:span></text:p>
      <text:p text:style-name="P11"><text:span text:style-name="T11_1"><text:tab/><text:s text:c="2"/></text:span><text:span text:style-name="T11_2">Version</text:span><text:span text:style-name="T11_3"><text:s/>:<text:s/>0.1</text:span></text:p>
      <text:p text:style-name="P12"><text:span text:style-name="T12_1"><text:s text:c="2"/><text:tab/></text:span><text:span text:style-name="T12_2">DATE</text:span><text:span text:style-name="T12_3"><text:s text:c="4"/>:<text:s/></text:span><text:span text:style-name="T12_4">MARCH</text:span><text:span text:style-name="T12_5"><text:s/>9,<text:s/>2012</text:span></text:p>
      <text:p text:style-name="P13"><text:span text:style-name="T13_1"><text:s text:c="2"/><text:tab/></text:span><text:span text:style-name="T13_2">EMAIL</text:span><text:span text:style-name="T13_3"><text:s text:c="3"/>:<text:s/></text:span><text:span text:style-name="T13_4">UDDAGIRI</text:span><text:span text:style-name="T13_5">@</text:span><text:span text:style-name="T13_6">GMAIL</text:span><text:span text:style-name="T13_7">.</text:span><text:span text:style-name="T13_8">COM</text:span></text:p>
      <text:p text:style-name="P14"><text:span text:style-name="T14_1"><text:s text:c="4"/></text:span><text:span text:style-name="T14_2">This</text:span><text:span text:style-name="T14_3"><text:s/></text:span><text:span text:style-name="T14_4">library</text:span><text:span text:style-name="T14_5"><text:s/></text:span><text:span text:style-name="T14_6">is</text:span><text:span text:style-name="T14_7"><text:s/></text:span><text:span text:style-name="T14_8">designed</text:span><text:span text:style-name="T14_9"><text:s/></text:span><text:span text:style-name="T14_10">to</text:span><text:span text:style-name="T14_11"><text:s/></text:span><text:span text:style-name="T14_12">use</text:span><text:span text:style-name="T14_13"><text:s/></text:span><text:span text:style-name="T14_14">CC</text:span><text:span text:style-name="T14_15">110</text:span><text:span text:style-name="T14_16">L</text:span><text:span text:style-name="T14_17"><text:s/></text:span><text:span text:style-name="T14_18">module</text:span><text:span text:style-name="T14_19"><text:s/></text:span><text:span text:style-name="T14_20">on</text:span><text:span text:style-name="T14_21"><text:s/></text:span><text:span text:style-name="T14_22">Arduino</text:span><text:span text:style-name="T14_23"><text:s/></text:span><text:span text:style-name="T14_24">platform</text:span><text:span text:style-name="T14_25">.</text:span></text:p>
      <text:p text:style-name="P15"/>
      <text:p text:style-name="P16"><text:span text:style-name="T16_1">2.<text:s/></text:span><text:span text:style-name="T16_2">Rename</text:span><text:span text:style-name="T16_3"><text:s/></text:span><text:span text:style-name="T16_4">the</text:span><text:span text:style-name="T16_5"><text:s/></text:span><text:span text:style-name="T16_6">folder</text:span><text:span text:style-name="T16_7"><text:s/></text:span><text:span text:style-name="T16_8">and</text:span><text:span text:style-name="T16_9"><text:s/></text:span><text:span text:style-name="T16_10">the</text:span><text:span text:style-name="T16_11"><text:s/>.</text:span><text:span text:style-name="T16_12">h</text:span><text:span text:style-name="T16_13"><text:s/></text:span><text:span text:style-name="T16_14">and</text:span><text:span text:style-name="T16_15"><text:s/>.</text:span><text:span text:style-name="T16_16">cpp</text:span><text:span text:style-name="T16_17"><text:s/></text:span><text:span text:style-name="T16_18">files</text:span><text:span text:style-name="T16_19"><text:s/></text:span><text:span text:style-name="T16_20">with</text:span><text:span text:style-name="T16_21"><text:s/></text:span><text:span text:style-name="T16_22">a</text:span><text:span text:style-name="T16_23"><text:s/></text:span><text:span text:style-name="T16_24">descriptive</text:span><text:span text:style-name="T16_25"><text:s/></text:span><text:span text:style-name="T16_26">name</text:span><text:span text:style-name="T16_27"><text:s/></text:span><text:span text:style-name="T16_28">consistent</text:span><text:span text:style-name="T16_29"><text:s/></text:span><text:span text:style-name="T16_30">with</text:span><text:span text:style-name="T16_31"><text:s/></text:span><text:span text:style-name="T16_32">standard</text:span><text:span text:style-name="T16_33"><text:s/></text:span><text:span text:style-name="T16_34">naming</text:span><text:span text:style-name="T16_35"><text:s/></text:span><text:span text:style-name="T16_36">conventiones</text:span><text:span text:style-name="T16_37">:</text:span></text:p>
      <text:p text:style-name="P17"/>
      <text:p text:style-name="P18"><text:span text:style-name="T18_1">Folder</text:span><text:span text:style-name="T18_2"><text:s/></text:span><text:span text:style-name="T18_3">RadioCC</text:span><text:span text:style-name="T18_4">1101</text:span><text:span text:style-name="T18_5">FH</text:span><text:span text:style-name="T18_6"><text:s/>-&gt;<text:s/></text:span><text:span text:style-name="T18_7">RadioCC</text:span><text:span text:style-name="T18_8">1101</text:span><text:span text:style-name="T18_9">FH</text:span><text:span text:style-name="T18_10">.</text:span><text:span text:style-name="T18_11">h</text:span><text:span text:style-name="T18_12"><text:s/></text:span><text:span text:style-name="T18_13">and</text:span><text:span text:style-name="T18_14"><text:s/></text:span><text:span text:style-name="T18_15">RadioCC</text:span><text:span text:style-name="T18_16">1101</text:span><text:span text:style-name="T18_17">FH</text:span><text:span text:style-name="T18_18">.</text:span><text:span text:style-name="T18_19">cpp</text:span></text:p>
      <text:p text:style-name="P19"/>
      <text:p text:style-name="P20"><text:span text:style-name="T20_1">Edit</text:span><text:span text:style-name="T20_2"><text:s/></text:span><text:span text:style-name="T20_3">the</text:span><text:span text:style-name="T20_4"><text:s/></text:span><text:span text:style-name="T20_5">above</text:span><text:span text:style-name="T20_6"><text:s/></text:span><text:span text:style-name="T20_7">information</text:span><text:span text:style-name="T20_8"><text:s/></text:span><text:span text:style-name="T20_9">at</text:span><text:span text:style-name="T20_10"><text:s/></text:span><text:span text:style-name="T20_11">the</text:span><text:span text:style-name="T20_12"><text:s/></text:span><text:span text:style-name="T20_13">beginning</text:span><text:span text:style-name="T20_14"><text:s/></text:span><text:span text:style-name="T20_15">of</text:span><text:span text:style-name="T20_16"><text:s/></text:span><text:span text:style-name="T20_17">the</text:span><text:span text:style-name="T20_18"><text:s/></text:span><text:span text:style-name="T20_19">files</text:span><text:span text:style-name="T20_20"><text:s/></text:span><text:span text:style-name="T20_21">accordingly</text:span><text:span text:style-name="T20_22"><text:s/></text:span><text:span text:style-name="T20_23">and</text:span><text:span text:style-name="T20_24"><text:s/></text:span><text:span text:style-name="T20_25">make</text:span><text:span text:style-name="T20_26"><text:s/></text:span><text:span text:style-name="T20_27">sure</text:span><text:span text:style-name="T20_28"><text:s/></text:span><text:span text:style-name="T20_29">to</text:span><text:span text:style-name="T20_30"><text:s/></text:span><text:span text:style-name="T20_31">make</text:span><text:span text:style-name="T20_32"><text:s/></text:span><text:span text:style-name="T20_33">reference</text:span><text:span text:style-name="T20_34"><text:s/></text:span><text:span text:style-name="T20_35">to</text:span><text:span text:style-name="T20_36"><text:s/></text:span><text:span text:style-name="T20_37">the</text:span><text:span text:style-name="T20_38"><text:s/></text:span><text:span text:style-name="T20_39">original</text:span><text:span text:style-name="T20_40"><text:s/></text:span><text:span text:style-name="T20_41">author</text:span><text:span text:style-name="T20_42">’</text:span><text:span text:style-name="T20_43">s</text:span><text:span text:style-name="T20_44"><text:s/></text:span><text:span text:style-name="T20_45">file</text:span><text:span text:style-name="T20_46">.</text:span></text:p>
      <text:p text:style-name="P21"/>
      <text:p text:style-name="P22"><text:span text:style-name="T22_1">3.<text:s/></text:span><text:span text:style-name="T22_2">Create</text:span><text:span text:style-name="T22_3"><text:s/></text:span><text:span text:style-name="T22_4">new</text:span><text:span text:style-name="T22_5"><text:s/></text:span><text:span text:style-name="T22_6">functions</text:span><text:span text:style-name="T22_7"><text:s/></text:span><text:span text:style-name="T22_8">listed</text:span><text:span text:style-name="T22_9"><text:s/></text:span><text:span text:style-name="T22_10">below</text:span><text:span text:style-name="T22_11"><text:s/></text:span><text:span text:style-name="T22_12">to</text:span><text:span text:style-name="T22_13"><text:s/></text:span><text:span text:style-name="T22_14">make</text:span><text:span text:style-name="T22_15"><text:s/></text:span><text:span text:style-name="T22_16">controlling</text:span><text:span text:style-name="T22_17"><text:s/></text:span><text:span text:style-name="T22_18">code</text:span><text:span text:style-name="T22_19"><text:s/></text:span><text:span text:style-name="T22_20">for</text:span><text:span text:style-name="T22_21"><text:s/></text:span><text:span text:style-name="T22_22">the</text:span><text:span text:style-name="T22_23"><text:s/></text:span><text:span text:style-name="T22_24">CC</text:span><text:span text:style-name="T22_25">1101<text:s/></text:span><text:span text:style-name="T22_26">simpler</text:span><text:span text:style-name="T22_27">.<text:s/></text:span><text:span text:style-name="T22_28">Use</text:span><text:span text:style-name="T22_29"><text:s/></text:span><text:span text:style-name="T22_30">as</text:span><text:span text:style-name="T22_31"><text:s/></text:span><text:span text:style-name="T22_32">examples</text:span><text:span text:style-name="T22_33"><text:s/></text:span><text:span text:style-name="T22_34">the</text:span><text:span text:style-name="T22_35"><text:s/></text:span><text:span text:style-name="T22_36">existing</text:span><text:span text:style-name="T22_37"><text:s/></text:span><text:span text:style-name="T22_38">declarations</text:span><text:span text:style-name="T22_39">,<text:s/></text:span><text:span text:style-name="T22_40">prototypes</text:span><text:span text:style-name="T22_41"><text:s/></text:span><text:span text:style-name="T22_42">and</text:span><text:span text:style-name="T22_43"><text:s/></text:span><text:span text:style-name="T22_44">functions</text:span><text:span text:style-name="T22_45"><text:s/>(</text:span><text:span text:style-name="T22_46">class</text:span><text:span text:style-name="T22_47"><text:s/></text:span><text:span text:style-name="T22_48">methods</text:span><text:span text:style-name="T22_49">,<text:s/></text:span><text:span text:style-name="T22_50">actually</text:span><text:span text:style-name="T22_51">)<text:s/></text:span><text:span text:style-name="T22_52">in</text:span><text:span text:style-name="T22_53"><text:s/></text:span><text:span text:style-name="T22_54">RADIO</text:span><text:span text:style-name="T22_55">.</text:span><text:span text:style-name="T22_56">h</text:span><text:span text:style-name="T22_57">,<text:s/></text:span><text:span text:style-name="T22_58">RADIO</text:span><text:span text:style-name="T22_59">.</text:span><text:span text:style-name="T22_60">cpp</text:span><text:span text:style-name="T22_61"><text:s/></text:span><text:span text:style-name="T22_62">and</text:span><text:span text:style-name="T22_63"><text:s/></text:span><text:span text:style-name="T22_64">if</text:span><text:span text:style-name="T22_65"><text:s/></text:span><text:span text:style-name="T22_66">necessary</text:span><text:span text:style-name="T22_67">,<text:s/></text:span><text:span text:style-name="T22_68">consult</text:span><text:span text:style-name="T22_69"><text:s/></text:span><text:span text:style-name="T22_70">a</text:span><text:span text:style-name="T22_71"><text:s/></text:span><text:span text:style-name="T22_72">tuturial</text:span><text:span text:style-name="T22_73"><text:s/></text:span><text:span text:style-name="T22_74">on</text:span><text:span text:style-name="T22_75"><text:s/></text:span><text:span text:style-name="T22_76">creating</text:span><text:span text:style-name="T22_77"><text:s/></text:span><text:span text:style-name="T22_78">Arduino</text:span><text:span text:style-name="T22_79"><text:s/></text:span><text:span text:style-name="T22_80">libraries</text:span><text:span text:style-name="T22_81">:</text:span></text:p>
      <text:p text:style-name="P23"/>
      <text:p text:style-name="P24"><text:span text:style-name="T24_1"><text:a xlink:type="simple" xlink:href="http://arduino.cc/en/Hacking/LibraryTutorial"><text:span text:style-name="T24_2">http</text:span></text:a></text:span><text:span text:style-name="T24_3"><text:a xlink:type="simple" xlink:href="http://arduino.cc/en/Hacking/LibraryTutorial"><text:span text:style-name="T24_4">://</text:span></text:a></text:span><text:span text:style-name="T24_5"><text:a xlink:type="simple" xlink:href="http://arduino.cc/en/Hacking/LibraryTutorial"><text:span text:style-name="T24_6">arduino</text:span></text:a></text:span><text:span text:style-name="T24_7"><text:a xlink:type="simple" xlink:href="http://arduino.cc/en/Hacking/LibraryTutorial"><text:span text:style-name="T24_8">.</text:span></text:a></text:span><text:span text:style-name="T24_9"><text:a xlink:type="simple" xlink:href="http://arduino.cc/en/Hacking/LibraryTutorial"><text:span text:style-name="T24_10">cc</text:span></text:a></text:span><text:span text:style-name="T24_11"><text:a xlink:type="simple" xlink:href="http://arduino.cc/en/Hacking/LibraryTutorial"><text:span text:style-name="T24_12">/</text:span></text:a></text:span><text:span text:style-name="T24_13"><text:a xlink:type="simple" xlink:href="http://arduino.cc/en/Hacking/LibraryTutorial"><text:span text:style-name="T24_14">en</text:span></text:a></text:span><text:span text:style-name="T24_15"><text:a xlink:type="simple" xlink:href="http://arduino.cc/en/Hacking/LibraryTutorial"><text:span text:style-name="T24_16">/</text:span></text:a></text:span><text:span text:style-name="T24_17"><text:a xlink:type="simple" xlink:href="http://arduino.cc/en/Hacking/LibraryTutorial"><text:span text:style-name="T24_18">Hacking</text:span></text:a></text:span><text:span text:style-name="T24_19"><text:a xlink:type="simple" xlink:href="http://arduino.cc/en/Hacking/LibraryTutorial"><text:span text:style-name="T24_20">/</text:span></text:a></text:span><text:span text:style-name="T24_21"><text:a xlink:type="simple" xlink:href="http://arduino.cc/en/Hacking/LibraryTutorial"><text:span text:style-name="T24_22">LibraryTutorial</text:span></text:a></text:span></text:p>
      <text:p text:style-name="P25"/>
      <text:p text:style-name="P26"><text:span text:style-name="T26_1">Mapping</text:span><text:span text:style-name="T26_2"><text:s/></text:span><text:span text:style-name="T26_3">desired</text:span><text:span text:style-name="T26_4"><text:s/></text:span><text:span text:style-name="T26_5">sensible</text:span><text:span text:style-name="T26_6"><text:s/></text:span><text:span text:style-name="T26_7">values</text:span><text:span text:style-name="T26_8"><text:s/></text:span><text:span text:style-name="T26_9">to</text:span><text:span text:style-name="T26_10"><text:s/></text:span><text:span text:style-name="T26_11">the</text:span><text:span text:style-name="T26_12"><text:s/></text:span><text:span text:style-name="T26_13">required</text:span><text:span text:style-name="T26_14"><text:s/></text:span><text:span text:style-name="T26_15">bit</text:span><text:span text:style-name="T26_16"><text:s/></text:span><text:span text:style-name="T26_17">values</text:span><text:span text:style-name="T26_18"><text:s/></text:span><text:span text:style-name="T26_19">of</text:span><text:span text:style-name="T26_20"><text:s/></text:span><text:span text:style-name="T26_21">the</text:span><text:span text:style-name="T26_22"><text:s/></text:span><text:span text:style-name="T26_23">various</text:span><text:span text:style-name="T26_24"><text:s/></text:span><text:span text:style-name="T26_25">byte</text:span><text:span text:style-name="T26_26"><text:s/></text:span><text:span text:style-name="T26_27">registers</text:span><text:span text:style-name="T26_28"><text:s/></text:span><text:span text:style-name="T26_29">bit</text:span><text:span text:style-name="T26_30"><text:s/></text:span><text:span text:style-name="T26_31">is</text:span><text:span text:style-name="T26_32"><text:s/></text:span><text:span text:style-name="T26_33">difficult</text:span><text:span text:style-name="T26_34">.<text:s/></text:span><text:span text:style-name="T26_35">Use</text:span><text:span text:style-name="T26_36"><text:s/></text:span><text:span text:style-name="T26_37">as</text:span><text:span text:style-name="T26_38"><text:s/></text:span><text:span text:style-name="T26_39">an</text:span><text:span text:style-name="T26_40"><text:s/></text:span><text:span text:style-name="T26_41">example</text:span><text:span text:style-name="T26_42"><text:s/></text:span><text:span text:style-name="T26_43">the</text:span><text:span text:style-name="T26_44"><text:s/></text:span><text:span text:style-name="T26_45">frequency</text:span><text:span text:style-name="T26_46"><text:s/></text:span><text:span text:style-name="T26_47">setting</text:span><text:span text:style-name="T26_48"><text:s/></text:span><text:span text:style-name="T26_49">method</text:span><text:span text:style-name="T26_50"><text:s/></text:span><text:span text:style-name="T26_51">found</text:span><text:span text:style-name="T26_52"><text:s/></text:span><text:span text:style-name="T26_53">in</text:span><text:span text:style-name="T26_54">:</text:span></text:p>
      <text:p text:style-name="P27"/>
      <text:p text:style-name="P28"><text:span text:style-name="T28_1">projects</text:span><text:span text:style-name="T28_2">/</text:span><text:span text:style-name="T28_3">TwoWayComm</text:span><text:span text:style-name="T28_4">/</text:span><text:span text:style-name="T28_5">scratchpad</text:span><text:span text:style-name="T28_6">/</text:span><text:span text:style-name="T28_7">MonitorRSSI</text:span><text:span text:style-name="T28_8">/</text:span><text:span text:style-name="T28_9">MonitorRSSI</text:span><text:span text:style-name="T28_10">.</text:span><text:span text:style-name="T28_11">ino</text:span></text:p>
      <text:p text:style-name="P29"/>
      <text:p text:style-name="P30"><text:span text:style-name="T30_1">Required</text:span><text:span text:style-name="T30_2"><text:s/></text:span><text:span text:style-name="T30_3">Class</text:span><text:span text:style-name="T30_4"><text:s/></text:span><text:span text:style-name="T30_5">Methods</text:span><text:span text:style-name="T30_6">:</text:span></text:p>
      <text:p text:style-name="P31"/>
      <text:p text:style-name="P32"><text:span text:style-name="T32_1">void</text:span><text:span text:style-name="T32_2"><text:s/></text:span><text:span text:style-name="T32_3">setBaseFrequency</text:span><text:span text:style-name="T32_4">(<text:s/></text:span><text:span text:style-name="T32_5">int</text:span><text:span text:style-name="T32_6"><text:s/></text:span><text:span text:style-name="T32_7">freqMhz</text:span><text:span text:style-name="T32_8"><text:s/>)</text:span></text:p>
      <text:p text:style-name="P33"><text:span text:style-name="T33_1">int</text:span><text:span text:style-name="T33_2"><text:s/></text:span><text:span text:style-name="T33_3">getRSSI</text:span><text:span text:style-name="T33_4">(<text:s/></text:span><text:span text:style-name="T33_5">int</text:span><text:span text:style-name="T33_6"><text:s/></text:span><text:span text:style-name="T33_7">channell</text:span><text:span text:style-name="T33_8"><text:s/>)<text:s/>(</text:span><text:span text:style-name="T33_9">NOTE</text:span><text:span text:style-name="T33_10">:<text:s/></text:span><text:span text:style-name="T33_11">Returns</text:span><text:span text:style-name="T33_12"><text:s/></text:span><text:span text:style-name="T33_13">the</text:span><text:span text:style-name="T33_14"><text:s/></text:span><text:span text:style-name="T33_15">raw</text:span><text:span text:style-name="T33_16"><text:s/></text:span><text:span text:style-name="T33_17">reading</text:span><text:span text:style-name="T33_18">,<text:s/></text:span><text:span text:style-name="T33_19">not</text:span><text:span text:style-name="T33_20"><text:s/></text:span><text:span text:style-name="T33_21">converted</text:span><text:span text:style-name="T33_22"><text:s/></text:span><text:span text:style-name="T33_23">to</text:span><text:span text:style-name="T33_24"><text:s/></text:span><text:span text:style-name="T33_25">dbm</text:span><text:span text:style-name="T33_26">)</text:span></text:p>
      <text:p text:style-name="P34"><text:span text:style-name="T34_1">void</text:span><text:span text:style-name="T34_2"><text:s/></text:span><text:span text:style-name="T34_3">setChannel</text:span><text:span text:style-name="T34_4">(<text:s/></text:span><text:span text:style-name="T34_5">int</text:span><text:span text:style-name="T34_6"><text:s/></text:span><text:span text:style-name="T34_7">channel</text:span><text:span text:style-name="T34_8"><text:s/>)</text:span></text:p>
      <text:p text:style-name="P35"><text:span text:style-name="T35_1">void</text:span><text:span text:style-name="T35_2"><text:s/></text:span><text:span text:style-name="T35_3">setChannelWidth</text:span><text:span text:style-name="T35_4">(<text:s/></text:span><text:span text:style-name="T35_5">int</text:span><text:span text:style-name="T35_6"><text:s/></text:span><text:span text:style-name="T35_7">chanWidthKHz</text:span><text:span text:style-name="T35_8"><text:s/>)</text:span></text:p>
      <text:p text:style-name="P36"><text:span text:style-name="T36_1">void</text:span><text:span text:style-name="T36_2"><text:s/></text:span><text:span text:style-name="T36_3">setBaudRate</text:span><text:span text:style-name="T36_4">(<text:s/></text:span><text:span text:style-name="T36_5">float</text:span><text:span text:style-name="T36_6"><text:s/></text:span><text:span text:style-name="T36_7">rateKHz</text:span><text:span text:style-name="T36_8"><text:s/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